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SessionTest.session_without_strictness_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WithManuallyInitializedMock.manual_mock_preserves_its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WithIncorrectMockitoUsage.unfinished_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InitMocksFailure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ssionWithoutStrictnessConfigured.some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outStrictnessConfigured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OverriddenFailure.invalid_mockito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OverriddenFailure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outInitMocksConfigured.some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SessionTest.session_with_incorrect_mockito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SessionTest.reports_other_failure_and_incorrect_mockito_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Fail.Constructor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UpdatedStrictness.manual_mock_preserves_its_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itoSessionTest.allows_overriding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WithInitMocksFailure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SessionTest.allows_initializing_mocks_manu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WithTestFailureAndIncorrectMockitoUsage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InitMocksFailure.af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WithUpdatedStrictness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TestFailureAndIncorrectMockitoUsage.unfinished_stubbing_with_other_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SessionTest.session_without_any_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itoSessionTest.session_without_init_mocks_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WithoutAnyConfiguration.some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SessionTest.allows_updating_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WithManuallyInitializedMock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SessionTest.cleans_up_state_when_init_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WithIncorrectMockitoUsage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outInitMocksConfigured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outAnyConfiguration.af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WithInitMocksFailure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